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46in" style:page-number="auto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7271in"/>
    </style:style>
    <style:style style:name="Table1.C" style:family="table-column">
      <style:table-column-properties style:column-width="1.7278in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1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1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size-complex="10pt"/>
    </style:style>
    <style:style style:name="P2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1d71d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251447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1d71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1ad24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2c423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22c423"/>
    </style:style>
    <style:style style:name="T10" style:family="text">
      <style:text-properties fo:font-variant="normal" fo:text-transform="none" fo:letter-spacing="normal" fo:font-style="normal" officeooo:rsid="00251447"/>
    </style:style>
    <style:style style:name="T11" style:family="text">
      <style:text-properties officeooo:rsid="000fafe3" style:font-weight-asian="normal" style:font-weight-complex="normal"/>
    </style:style>
    <style:style style:name="T12" style:family="text">
      <style:text-properties officeooo:rsid="001ec64c" style:font-weight-asian="normal" style:font-weight-complex="normal"/>
    </style:style>
    <style:style style:name="T13" style:family="text">
      <style:text-properties officeooo:rsid="00246d87" style:font-weight-asian="normal" style:font-weight-complex="normal"/>
    </style:style>
    <style:style style:name="T14" style:family="text">
      <style:text-properties officeooo:rsid="0022c423"/>
    </style:style>
    <style:style style:name="T15" style:family="text">
      <style:text-properties officeooo:rsid="00240b69"/>
    </style:style>
    <style:style style:name="T16" style:family="text">
      <style:text-properties officeooo:rsid="00251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14">*X%LOGOUT*</text:p>
            <text:p text:style-name="P2">LOGOUT</text:p>
          </table:table-cell>
          <table:table-cell table:style-name="Table1.A1" office:value-type="string">
            <text:p text:style-name="P18">*<text:span text:style-name="T3">U</text:span>%<text:span text:style-name="T3">PICKER1</text:span>*</text:p>
            <text:p text:style-name="P27">PICKER1</text:p>
          </table:table-cell>
          <table:table-cell table:style-name="Table1.A1" office:value-type="string">
            <text:p text:style-name="P22"><text:span text:style-name="T11">*</text:span><text:span text:style-name="T12">C%</text:span><text:span text:style-name="T13">C</text:span><text:span text:style-name="T8">1</text:span><text:span text:style-name="T11">*</text:span></text:p>
            <text:p text:style-name="P37">C1</text:p>
          </table:table-cell>
          <table:table-cell table:style-name="Table1.A1" office:value-type="string">
            <text:p text:style-name="P19">*<text:span text:style-name="T7">P</text:span>%<text:span text:style-name="T5">1</text:span>*</text:p>
            <text:p text:style-name="P30">POS1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8">*<text:span text:style-name="T3">U</text:span>%<text:span text:style-name="T3">PICKER2</text:span>*</text:p>
            <text:p text:style-name="P27">PICKER2</text:p>
          </table:table-cell>
          <table:table-cell table:style-name="Table1.A1" office:value-type="string">
            <text:p text:style-name="P22"><text:span text:style-name="T11">*</text:span><text:span text:style-name="T12">C%</text:span><text:span text:style-name="T13">C</text:span><text:span text:style-name="T8">2</text:span><text:span text:style-name="T11">*</text:span></text:p>
            <text:p text:style-name="P37">C2</text:p>
          </table:table-cell>
          <table:table-cell table:style-name="Table1.A1" office:value-type="string">
            <text:p text:style-name="P23">*<text:span text:style-name="T7">P</text:span>%2*</text:p>
            <text:p text:style-name="P31">POS2</text:p>
          </table:table-cell>
        </table:table-row>
        <table:table-row table:style-name="Table1.1">
          <table:table-cell table:style-name="Table1.A1" office:value-type="string">
            <text:p text:style-name="P8">*<text:span text:style-name="T1">X%SETUP*</text:span></text:p>
            <text:p text:style-name="P12">SETUP</text:p>
          </table:table-cell>
          <table:table-cell table:style-name="Table1.A1" office:value-type="string">
            <text:p text:style-name="P18">*L%<text:span text:style-name="T14">D-25</text:span>*</text:p>
            <text:p text:style-name="P29">D-<text:span text:style-name="T16">25</text:span></text:p>
          </table:table-cell>
          <table:table-cell table:style-name="Table1.A1" office:value-type="string">
            <text:p text:style-name="P17">*<text:span text:style-name="T6">C%C</text:span><text:span text:style-name="T9">3</text:span>*</text:p>
            <text:p text:style-name="P37">C3</text:p>
          </table:table-cell>
          <table:table-cell table:style-name="Table1.A1" office:value-type="string">
            <text:p text:style-name="P23">*<text:span text:style-name="T7">P</text:span>%3*</text:p>
            <text:p text:style-name="P31">POS3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*L%<text:span text:style-name="T14">D-75</text:span>*</text:p>
            <text:p text:style-name="P29">D-<text:span text:style-name="T16">75</text:span></text:p>
          </table:table-cell>
          <table:table-cell table:style-name="Table1.A1" office:value-type="string">
            <text:p text:style-name="P17">*<text:span text:style-name="T6">C%C</text:span><text:span text:style-name="T9">4</text:span>*</text:p>
            <text:p text:style-name="P37">C4</text:p>
          </table:table-cell>
          <table:table-cell table:style-name="Table1.A1" office:value-type="string">
            <text:p text:style-name="P20">*<text:span text:style-name="T7">P</text:span>%<text:span text:style-name="T3">4</text:span>*</text:p>
            <text:p text:style-name="P32">POS<text:span text:style-name="T4">4</text:span></text:p>
          </table:table-cell>
        </table:table-row>
        <table:table-row table:style-name="Table1.1">
          <table:table-cell table:style-name="Table1.A1" office:value-type="string">
            <text:p text:style-name="P15">*X%START*</text:p>
            <text:p text:style-name="P5">START PICK</text:p>
          </table:table-cell>
          <table:table-cell table:style-name="Table1.A1" office:value-type="string">
            <text:p text:style-name="P18">*L%<text:span text:style-name="T14">D-125</text:span>*</text:p>
            <text:p text:style-name="P29">D-1<text:span text:style-name="T16">25</text:span></text:p>
          </table:table-cell>
          <table:table-cell table:style-name="Table1.A1" office:value-type="string">
            <text:p text:style-name="P17">*<text:span text:style-name="T6">C%C</text:span><text:span text:style-name="T9">5</text:span>*</text:p>
            <text:p text:style-name="P37">C5</text:p>
          </table:table-cell>
          <table:table-cell table:style-name="Table1.A1" office:value-type="string">
            <text:p text:style-name="P20">*<text:span text:style-name="T7">P</text:span>%<text:span text:style-name="T15">5</text:span>*</text:p>
            <text:p text:style-name="P11">POS<text:span text:style-name="T15">5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*<text:span text:style-name="T6">C%C</text:span><text:span text:style-name="T10">6</text:span>*</text:p>
            <text:p text:style-name="P37">C<text:span text:style-name="T16">6</text:span></text:p>
          </table:table-cell>
          <table:table-cell table:style-name="Table1.A1" office:value-type="string">
            <text:p text:style-name="P20">*<text:span text:style-name="T7">P</text:span>%<text:span text:style-name="T15">6</text:span>*</text:p>
            <text:p text:style-name="P11">POS<text:span text:style-name="T15">6</text:span></text:p>
          </table:table-cell>
        </table:table-row>
        <table:table-row table:style-name="Table1.1">
          <table:table-cell table:style-name="Table1.A1" office:value-type="string">
            <text:p text:style-name="P15">*X%SHORT*</text:p>
            <text:p text:style-name="P5">SHORT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*<text:span text:style-name="T6">C%C</text:span><text:span text:style-name="T10">7</text:span>*</text:p>
            <text:p text:style-name="P37">C<text:span text:style-name="T16">7</text:span></text:p>
          </table:table-cell>
          <table:table-cell table:style-name="Table1.A1" office:value-type="string">
            <text:p text:style-name="P20">*<text:span text:style-name="T7">P</text:span>%<text:span text:style-name="T15">7</text:span>*</text:p>
            <text:p text:style-name="P11">POS<text:span text:style-name="T15">7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*<text:span text:style-name="T6">C%C</text:span><text:span text:style-name="T10">8</text:span>*</text:p>
            <text:p text:style-name="P37">C<text:span text:style-name="T16">8</text:span></text:p>
          </table:table-cell>
          <table:table-cell table:style-name="Table1.A1" office:value-type="string">
            <text:p text:style-name="P20">*<text:span text:style-name="T7">P</text:span>%<text:span text:style-name="T15">8</text:span>*</text:p>
            <text:p text:style-name="P11">POS<text:span text:style-name="T15">8</text:span></text:p>
          </table:table-cell>
        </table:table-row>
        <table:table-row table:style-name="Table1.1">
          <table:table-cell table:style-name="Table1.A1" office:value-type="string">
            <text:p text:style-name="P10">*X%NO*</text:p>
            <text:p text:style-name="P3">NO (CO<text:span text:style-name="T2">N</text:span>FIRM)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7">*<text:span text:style-name="T6">C%C</text:span><text:span text:style-name="T10">9</text:span>*</text:p>
            <text:p text:style-name="P37">C<text:span text:style-name="T16">9</text:span></text:p>
            <text:p text:style-name="P37"/>
          </table:table-cell>
          <table:table-cell table:style-name="Table1.A1" office:value-type="string">
            <text:p text:style-name="P21">*<text:span text:style-name="T7">P</text:span>%<text:span text:style-name="T15">9</text:span>*</text:p>
            <text:p text:style-name="P25">POS<text:span text:style-name="T15">9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9">*<text:span text:style-name="T1">X%YES*</text:span></text:p>
            <text:p text:style-name="P2">YES (CONFIRM)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2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3-25T12:32:40.894116000</dc:date>
    <meta:editing-duration>P7DT15H55M50S</meta:editing-duration>
    <meta:editing-cycles>25</meta:editing-cycles>
    <meta:generator>LibreOffice/4.2.1.1$MacOSX_X86_64 LibreOffice_project/d7dbbd7842e6a58b0f521599204e827654e1fb8b</meta:generator>
    <meta:document-statistic meta:table-count="1" meta:image-count="0" meta:object-count="0" meta:page-count="1" meta:paragraph-count="58" meta:word-count="61" meta:character-count="328" meta:non-whitespace-character-count="325"/>
  </office:meta>
</office:document-meta>
</file>